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-BoldMT" svg:font-family="Arial-BoldMT"/>
    <style:font-face style:name="Courier New1" svg:font-family="'Courier New'"/>
    <style:font-face style:name="Mangal1" svg:font-family="Manga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ny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5pt" fo:font-weight="bold" style:font-name-asian="Arial-BoldMT" style:font-size-asian="15pt" style:font-weight-asian="bold" style:font-name-complex="Arial-BoldMT" style:font-size-complex="15pt" style:font-weight-complex="bold"/>
    </style:style>
    <style:style style:name="P3" style:family="paragraph" style:parent-style-name="Standard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">
      <style:paragraph-properties style:text-autospace="non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5pt" style:font-name-asian="Arial-BoldMT" style:font-size-asian="15pt" style:font-name-complex="Arial-BoldMT" style:font-size-complex="15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5pt" style:font-name-asian="ArialMT" style:font-size-asian="15pt" style:font-name-complex="ArialMT" style:font-size-complex="15pt"/>
    </style:style>
    <style:style style:name="P7" style:family="paragraph" style:parent-style-name="Standard">
      <style:text-properties style:font-name="Times New Roman" fo:font-size="15pt" style:font-size-asian="15pt" style:font-size-complex="15pt"/>
    </style:style>
    <style:style style:name="P8" style:family="paragraph" style:parent-style-name="Standard" style:list-style-name="">
      <style:paragraph-properties style:text-autospace="none"/>
      <style:text-properties style:font-name="Times New Roman" fo:font-size="15pt" style:font-size-asian="15pt" style:font-size-complex="15pt"/>
    </style:style>
    <style:style style:name="P9" style:family="paragraph" style:parent-style-name="Preformatted_20_Text" style:list-style-name="">
      <style:paragraph-properties style:text-autospace="none"/>
      <style:text-properties fo:color="#a9b7c6" style:font-name="Times New Roman" fo:font-size="15pt" style:font-size-asian="15pt" style:font-size-complex="15pt"/>
    </style:style>
    <style:style style:name="P10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5pt" style:font-size-asian="15pt" style:font-size-complex="15pt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5pt" style:font-size-asian="15pt" style:font-size-complex="15pt"/>
    </style:style>
    <style:style style:name="P12" style:family="paragraph" style:parent-style-name="List_20_Paragraph" style:list-style-name="WWNum2">
      <style:text-properties style:font-name="Times New Roman" fo:font-size="15pt" style:font-size-asian="15pt" style:font-size-complex="15pt"/>
    </style:style>
    <style:style style:name="T1" style:family="text">
      <style:text-properties style:font-name="ArialMT" fo:font-size="11pt" style:font-name-asian="ArialMT" style:font-size-asian="11pt" style:font-name-complex="ArialMT" style:font-size-complex="11pt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font-size="14pt" style:font-name-asian="ArialMT" style:font-size-asian="14pt" style:font-name-complex="ArialMT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ArialMT" style:font-weight-asian="bold" style:font-name-complex="ArialMT" style:font-weight-complex="bold"/>
    </style:style>
    <style:style style:name="T7" style:family="text">
      <style:text-properties fo:font-size="14pt" style:font-name-asian="ArialMT" style:font-size-asian="14pt" style:font-name-complex="ArialMT" style:font-size-complex="14pt"/>
    </style:style>
    <style:style style:name="T8" style:family="text">
      <style:text-properties style:font-name-asian="ArialMT" style:font-name-complex="ArialMT"/>
    </style:style>
    <style:style style:name="T9" style:family="text">
      <style:text-properties style:font-name="Times New Roman" fo:font-size="14pt" style:font-name-asian="ArialMT" style:font-size-asian="14pt" style:font-name-complex="ArialMT" style:font-size-complex="14pt"/>
    </style:style>
    <style:style style:name="T10" style:family="text">
      <style:text-properties style:font-name="Times New Roman" style:font-name-asian="ArialMT" style:font-name-complex="ArialMT"/>
    </style:style>
    <style:style style:name="T11" style:family="text">
      <style:text-properties style:font-name="Times New Roman" fo:font-size="15pt" style:font-name-asian="ArialMT" style:font-size-asian="15pt" style:font-name-complex="ArialM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bara Partyka</text:p>
      <text:p text:style-name="P2">Scenariusz 4</text:p>
      <text:p text:style-name="P5"><text:span text:style-name="T5">Temat ćwiczenia: </text:span><text:span text:style-name="T8">Uczenie sieci regułą Hebba.</text:span></text:p>
      <text:p text:style-name="P6">Celem ćwiczenia jest poznanie działania reguły Hebba dla sieci jednowarstwowej na</text:p>
      <text:p text:style-name="P8"><text:span text:style-name="T8">przykładzie grupowania liter alfabetu.</text:span></text:p>
      <text:p text:style-name="P8"><text:span text:style-name="T8"/></text:p>
      <text:p text:style-name="P4"><text:span text:style-name="T8">Model neuronu Hebba.</text:span></text:p>
      <text:p text:style-name="P4"><text:span text:style-name="T8"/></text:p>
      <text:p text:style-name="P8"><text:span text:style-name="T8">Model ten ma identyczną strukturę jak w przypadku modelu typu Adaline oraz neuronu sigmoidalnego, ale charakteryzuje się specyficzną metodą uczenia, znaną pod nazwą reguły Hebba. Reguła ta występuje z nauczycielem jak i bez nauczyciela. Hebb zauważył podczas badań działania komórek nerwowych, iż połączenie pomiędzy dwiema komórkami jest wzmacniane, jeśli w tym samym czasie obie komórki są aktywne. </text:span></text:p>
      <text:p text:style-name="P8"><text:span text:style-name="T8">Zaproponował on algorytm, zgodnie z którym modyfikację wag przeprowadza się następująco: </text:span></text:p>
      <text:p text:style-name="P8"><text:span text:style-name="T6">w[i](t+1)=w[i](t) + η y x[i]</text:span><text:span text:style-name="T8"> <text:s/></text:span></text:p>
      <text:p text:style-name="P8"><text:span text:style-name="T8"><text:s/>Oznaczenia:</text:span></text:p>
      <text:p text:style-name="P8"><text:span text:style-name="T8">• i-numer wagi neuronu, </text:span></text:p>
      <text:p text:style-name="P8"><text:span text:style-name="T8">• t-numer iteracji w epoce, </text:span></text:p>
      <text:p text:style-name="P8"><text:span text:style-name="T8">• y-sygnał wyjściowy neuronu, </text:span></text:p>
      <text:p text:style-name="P8"><text:span text:style-name="T8">• x-wartość wejściowa neuronu, </text:span></text:p>
      <text:p text:style-name="P8"><text:span text:style-name="T8">• η - współczynnik uczenia (0,1). </text:span></text:p>
      <text:p text:style-name="P8"><text:span text:style-name="T8">W przypadku pojedynczego neuronu w trakcie uczenia będziemy modyfikować wartość wag proporcjonalnie zarówno do wartości sygnału podanego na i-te wejście, jak i sygnału wyjściowego y z uwzględnieniem współczynnika uczenia. Zauważmy, że w przypadku tym nie podajemy wzorcowej wartości wyjściowej, stosujemy więc tu metodę uczenia bez nauczyciela. </text:span></text:p>
      <text:p text:style-name="P8"><text:span text:style-name="T8"/></text:p>
      <text:p text:style-name="P1"><text:span text:style-name="T11">(źródło: </text:span><text:a xlink:type="simple" xlink:href="http://pracownik.kul.pl/files/31717/public/Model_neuronu_Hebba.pdf" text:style-name="Internet_20_link" text:visited-style-name="Visited_20_Internet_20_Link"><text:span text:style-name="T11">http://pracownik.kul.pl/files/31717/public/Model_neuronu_Hebba.pdf</text:span></text:a><text:span text:style-name="T11"> )</text:span></text:p>
      <text:p text:style-name="P8"><text:span text:style-name="T8"/></text:p>
      <text:p text:style-name="P8"><text:span text:style-name="T8">Stworzona sieć neuronowa posiada jedną warstwę, która posiada jeden neuron. 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3">Dane uczące oraz testujące:</text:p>
      <text:p text:style-name="P8"><text:span text:style-name="T8">Dane uczące oraz testujące są takie same i zawierają 26 liter alfabetu angielskiego. Stworzono dwa rodzaje notacji liter. Pierwsza to standardowa wersja reprezentacji zero-jedynkowej. </text:span></text:p>
      <text:p text:style-name="P8"><text:span text:style-name="T8">Każda linijka reprezentuje kolejne litery alfabetu. </text:span></text:p>
      <text:p text:style-name="P8"><text:span text:style-name="T8"/></text:p>
      <text:p text:style-name="P8"><text:soft-page-break/><text:span text:style-name="T8">Letter2.txt: </text:span></text:p>
      <text:p text:style-name="P9"><text:span text:style-name="T8">0 1 1 1 0 1 0 0 0 1 1 0 0 0 1 1 1 1 1 1 1 0 0 0 1 1 0 0 0 1 1 0 0 0 1</text:span></text:p>
      <text:p text:style-name="P11">1 1 1 1 0 1 0 0 0 1 1 0 0 0 1 1 1 1 1 0 1 0 0 0 1 1 0 0 0 1 1 1 1 1 0</text:p>
      <text:p text:style-name="P11">0 1 1 1 0 1 0 0 0 1 1 0 0 0 0 1 0 0 0 0 1 0 0 0 0 1 0 0 0 1 0 1 1 1 0</text:p>
      <text:p text:style-name="P11">1 1 1 1 0 1 0 0 0 1 1 0 0 0 1 1 0 0 0 1 1 0 0 0 1 1 0 0 0 1 1 1 1 1 0</text:p>
      <text:p text:style-name="P11">1 1 1 1 1 1 0 0 0 0 1 0 0 0 0 1 1 1 1 0 1 0 0 0 0 1 0 0 0 0 1 1 1 1 1</text:p>
      <text:p text:style-name="P11">1 1 1 1 1 1 0 0 0 0 1 0 0 0 0 1 1 1 1 0 1 0 0 0 0 1 0 0 0 0 1 0 0 0 0</text:p>
      <text:p text:style-name="P11">0 1 1 1 0 1 0 0 0 1 1 0 0 0 0 1 0 1 1 1 1 0 0 0 1 1 0 0 0 1 0 1 1 1 0</text:p>
      <text:p text:style-name="P11">1 0 0 0 1 1 0 0 0 1 1 0 0 0 1 1 1 1 1 1 1 0 0 0 1 1 0 0 0 1 1 0 0 0 1</text:p>
      <text:p text:style-name="P11">0 1 1 1 0 0 0 1 0 0 0 0 1 0 0 0 0 1 0 0 0 0 1 0 0 0 0 1 0 0 0 1 1 1 0</text:p>
      <text:p text:style-name="P11">1 1 1 1 1 0 0 0 0 1 0 0 0 0 1 0 0 0 0 1 0 0 0 0 1 1 0 0 0 1 0 1 1 1 0</text:p>
      <text:p text:style-name="P11">1 0 0 0 1 1 0 0 1 0 1 0 1 0 0 1 1 0 0 0 1 0 1 0 0 1 0 0 1 0 1 0 0 0 1</text:p>
      <text:p text:style-name="P11">1 0 0 0 0 1 0 0 0 0 1 0 0 0 0 1 0 0 0 0 1 0 0 0 0 1 0 0 0 0 1 1 1 1 1</text:p>
      <text:p text:style-name="P11">1 0 0 0 1 1 1 0 1 1 1 0 1 0 1 1 0 0 0 1 1 0 0 0 1 1 0 0 0 1 1 0 0 0 1</text:p>
      <text:p text:style-name="P11">1 0 0 0 1 1 0 0 0 1 1 1 0 0 1 1 0 1 0 1 1 0 0 1 1 1 0 0 0 1 1 0 0 0 1</text:p>
      <text:p text:style-name="P11">0 1 1 1 0 1 0 0 0 1 1 0 0 0 1 1 0 0 0 1 1 0 0 0 1 1 0 0 0 1 0 1 1 1 0</text:p>
      <text:p text:style-name="P11">1 1 1 1 0 1 0 0 0 1 1 0 0 0 1 1 1 1 1 0 1 0 0 0 0 1 0 0 0 0 1 0 0 0 0</text:p>
      <text:p text:style-name="P11">0 1 1 1 0 1 0 0 0 1 1 0 0 0 1 1 0 0 0 1 1 0 1 0 1 1 0 0 1 0 0 1 1 0 1</text:p>
      <text:p text:style-name="P11">1 1 1 1 0 1 0 0 0 1 1 0 0 0 1 1 1 1 1 0 1 0 1 0 0 1 0 0 1 0 1 0 0 0 1</text:p>
      <text:p text:style-name="P11">0 1 1 1 0 1 0 0 0 1 1 0 0 0 0 0 1 1 1 0 0 0 0 0 1 1 0 0 0 1 0 1 1 1 0</text:p>
      <text:p text:style-name="P11">1 1 1 1 1 0 0 1 0 0 0 0 1 0 0 0 0 1 0 0 0 0 1 0 0 0 0 1 0 0 0 0 1 0 0</text:p>
      <text:p text:style-name="P11">1 0 0 0 1 1 0 0 0 1 1 0 0 0 1 1 0 0 0 1 1 0 0 0 1 1 0 0 0 1 0 1 1 1 0</text:p>
      <text:p text:style-name="P11">1 0 0 0 1 1 0 0 0 1 1 0 0 0 1 1 0 0 0 1 1 0 0 0 1 0 1 0 1 0 0 0 1 0 0</text:p>
      <text:p text:style-name="P11">1 0 0 0 1 1 0 0 0 1 1 0 0 0 1 1 0 0 0 1 1 0 1 0 1 1 0 1 0 1 0 1 0 1 0</text:p>
      <text:p text:style-name="P11">1 0 0 0 1 1 0 0 0 1 0 1 0 1 0 0 0 1 0 0 0 1 0 1 0 1 0 0 0 1 1 0 0 0 1</text:p>
      <text:p text:style-name="P11">1 0 0 0 1 1 0 0 0 1 0 1 0 1 0 0 0 1 0 0 0 0 1 0 0 0 0 1 0 0 0 0 1 0 0</text:p>
      <text:p text:style-name="P10">1 1 1 1 1 0 0 0 0 1 0 0 0 1 0 0 0 1 0 0 0 1 0 0 0 1 0 0 0 0 1 1 1 1 1</text:p>
      <text:p text:style-name="P3">Wyniki uczenia:</text:p>
      <text:p text:style-name="P7">Jedna epoka uczenia zawiera cały alfabet, czyli 26 liter. Testowanie nauczonego neuronu badano na trzy sposoby:</text:p>
      <text:list xml:id="list401024174428002489" text:style-name="WWNum2">
        <text:list-header>
          <text:p text:style-name="P12">Stały współczynnik uczenia oraz liczba iteracji, zmienny współczynnik zapominania</text:p>
          <text:p text:style-name="P12">Stały współczynnik zapominania oraz liczba iteracji, zmienny współczynnik uczenia</text:p>
          <text:p text:style-name="P12">Stały współczynnik uczenia oraz zapominania, zmienna liczba iteracji</text:p>
        </text:list-header>
      </text:list>
      <text:p text:style-name="P8"><text:span text:style-name="T8"/></text:p>
      <text:p text:style-name="P8"><text:span text:style-name="T8"/></text:p>
      <text:p text:style-name="P7"><text:span text:style-name="T4">Stały współczynnik uczenia oraz liczba iteracji, zmienny współczynnik zapominania</text:span></text:p>
      <text:p text:style-name="P7">Współczynnik uczenia = 0,1</text:p>
      <text:p text:style-name="P7">Ilość iteracji = 10000</text:p>
      <text:p text:style-name="P7"><text:soft-page-break/>Współłczynnik zapominania = 0</text:p>
      <text:p text:style-name="P7"/>
      <text:p text:style-name="P7">Grupy:</text:p>
      <text:p text:style-name="P7">P R S X O</text:p>
      <text:p text:style-name="P7">M N</text:p>
      <text:p text:style-name="P7">Współłczynnik zapominania = 0,1</text:p>
      <text:p text:style-name="P7">Współłczynnik zapominania = 0,2</text:p>
      <text:p text:style-name="P7">Współłczynnik zapominania = 0,42</text:p>
      <text:p text:style-name="P7">Współłczynnik zapominania = 0,6</text:p>
      <text:p text:style-name="P7">Współłczynnik zapominania = 0,8</text:p>
      <text:p text:style-name="P7"/>
      <text:p text:style-name="P7"><text:span text:style-name="T4">Stały współczynnik zapominania oraz liczba iteracji, zmienny współczynnik uczenia:</text:span></text:p>
      <text:p text:style-name="P7">Współczynnik zapominania = 0,1</text:p>
      <text:p text:style-name="P7">Ilość iteracji = 10000</text:p>
      <text:p text:style-name="P7">Współczynnik uczenia = 0,01</text:p>
      <text:p text:style-name="P7"/>
      <text:p text:style-name="P7">Rozpoznane grupy:</text:p>
      <text:p text:style-name="P7">H I LT U Y M N </text:p>
      <text:p text:style-name="P7">B D J R S X</text:p>
      <text:p text:style-name="P7">Z E</text:p>
      <text:p text:style-name="P7">Współczynnik uczenia = 0,05</text:p>
      <text:p text:style-name="P7">Współczynnik uczenia = 0,1</text:p>
      <text:p text:style-name="P7">Współczynnik uczenia = 0,25</text:p>
      <text:p text:style-name="P7">Współczynnik uczenia = 0,5</text:p>
      <text:p text:style-name="P7">Współczynnik uczenia = 0,75</text:p>
      <text:p text:style-name="P7"/>
      <text:p text:style-name="P7"/>
      <text:p text:style-name="P7"><text:span text:style-name="T4">Stały współczynnik uczenia oraz zapominania, zmienna liczba iteracji</text:span></text:p>
      <text:p text:style-name="P7">Współczynnik uczenia = 0,1</text:p>
      <text:p text:style-name="P7">Współłczynnik zapominania = 0,1</text:p>
      <text:p text:style-name="P7">Ilość iteracji = 1</text:p>
      <text:p text:style-name="P7">Ilość iteracji = 10</text:p>
      <text:p text:style-name="P7">Illść iteracji = 100</text:p>
      <text:p text:style-name="P7">Ilość iteracji = 1000</text:p>
      <text:p text:style-name="P7">Ilość iteracji = 10000</text:p>
      <text:p text:style-name="P7">Ilość iteracji = 100000</text:p>
      <text:p text:style-name="P7"/>
      <text:p text:style-name="P7">Rozponane grupy:</text:p>
      <text:p text:style-name="P7">P R S T H I</text:p>
      <text:p text:style-name="P7">G D X </text:p>
      <text:p text:style-name="P8"><text:span text:style-name="T8">W Y</text:span></text:p>
      <text:p text:style-name="P8"><text:soft-page-break/><text:span text:style-name="T8"/></text:p>
      <text:p text:style-name="P4"><text:span text:style-name="T8">Analiza:</text:span></text:p>
      <text:p text:style-name="P8"><text:span text:style-name="T8">Współczynnik zapominania jest bardzo ważny w nauce sieci. Ustawiony na małą wartość powoduje wzmocnienie nowej wartości przy poprawianiu wag. Liczba iteracji ma najmniejszy wpływ.</text:span></text:p>
      <text:p text:style-name="P8"><text:span text:style-name="T8"/></text:p>
      <text:p text:style-name="P8"><text:span text:style-name="T8"/></text:p>
      <text:p text:style-name="P4"><text:span text:style-name="T8">Wnioski:</text:span></text:p>
      <text:p text:style-name="P8"><text:span text:style-name="T8">Neuron nie ma problemu z rozpoznawaniem liter, chociaż rozpoznaje tylko z jakiej grupy pochodzi litera. Wynika z tego ze algorytm Hebba jest poprawnym algorytem i wydajnym, gdyż program nie jest wysoce skompikowany a jednak proces uczenia przeszedł poprawnie.</text:span></text:p>
      <text:p text:style-name="P8"><text:span text:style-name="T8">Zmiana współczynników pozwoliła nam przeanalizować zależności między wspolczynnikami. </text:span></text:p>
      <text:p text:style-name="P8"><text:span text:style-name="T8"/></text:p>
      <text:p text:style-name="P4"><text:span text:style-name="T8">Listing kodu:</text:span></text:p>
      <text:p text:style-name="P8"><text:span text:style-name="T8">https://github.com/barbarapar/PSI_GCP03_zima_2017-2018_Barbara_Partyk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-BoldMT" svg:font-family="Arial-BoldMT"/>
    <style:font-face style:name="Courier New1" svg:font-family="'Courier New'"/>
    <style:font-face style:name="Mangal1" svg:font-family="Manga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ny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hhh hhh</meta:initial-creator>
    <meta:creation-date>2018-01-18T23:18:16.94</meta:creation-date>
    <meta:document-statistic meta:table-count="0" meta:image-count="0" meta:object-count="0" meta:page-count="4" meta:paragraph-count="98" meta:word-count="1411" meta:character-count="5395"/>
    <dc:date>2018-01-18T23:59:51.20</dc:date>
    <dc:creator>hhhh hhh</dc:creator>
    <meta:editing-duration>PT19M23S</meta:editing-duration>
    <meta:editing-cycles>1</meta:editing-cycles>
    <meta:generator>OpenOffice/4.1.3$Win32 OpenOffice.org_project/413m1$Build-9783</meta:generator>
  </office:meta>
</office:document-meta>
</file>